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bottom" draw:auto-grow-height="false"/>
    </style:style>
    <style:style style:name="gr2" style:family="graphic" style:parent-style-name="standard">
      <style:graphic-properties draw:fill-color="#c90016" draw:textarea-horizontal-align="justify" draw:textarea-vertical-align="bottom" draw:auto-grow-height="false"/>
    </style:style>
    <style:style style:name="gr3" style:family="graphic" style:parent-style-name="standard">
      <style:graphic-properties draw:fill-color="#ff6633" draw:textarea-horizontal-align="justify" draw:textarea-vertical-align="bottom" draw:auto-grow-height="false"/>
    </style:style>
    <style:style style:name="gr4" style:family="graphic" style:parent-style-name="standard">
      <style:graphic-properties draw:fill-color="#ffff66" draw:textarea-horizontal-align="justify" draw:textarea-vertical-align="bottom" draw:auto-grow-height="false"/>
    </style:style>
    <style:style style:name="gr5" style:family="graphic" style:parent-style-name="standard">
      <style:graphic-properties draw:fill-color="#00ae00" draw:textarea-horizontal-align="justify" draw:textarea-vertical-align="bottom" draw:auto-grow-height="false"/>
    </style:style>
    <style:style style:name="gr6" style:family="graphic" style:parent-style-name="standard">
      <style:graphic-properties draw:fill-color="#00b8ff" draw:textarea-horizontal-align="justify" draw:textarea-vertical-align="bottom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5.564cm"/>
    </style:style>
    <style:style style:name="gr9" style:family="graphic" style:parent-style-name="standard">
      <style:graphic-properties draw:fill="solid" draw:fill-color="#ff6633" draw:textarea-horizontal-align="justify" draw:textarea-vertical-align="bottom" draw:auto-grow-height="false"/>
    </style:style>
    <style:style style:name="gr10" style:family="graphic" style:parent-style-name="standard">
      <style:graphic-properties draw:stroke="none" svg:stroke-color="#000000" draw:fill="solid" draw:fill-color="#ff6633" draw:textarea-horizontal-align="left" draw:auto-grow-height="true" draw:auto-grow-width="false" fo:min-height="0cm" fo:min-width="5.3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9.59cm" svg:height="11.43cm" svg:x="1.349cm" svg:y="15.51cm">
          <text:p text:style-name="P1">Running Stat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604cm" svg:height="2.413cm" svg:x="1.481cm" svg:y="1.789cm">
          <text:p text:style-name="P1">Nothing Exists!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6.477cm" svg:height="2.54cm" svg:x="10.271cm" svg:y="1.762cm">
          <text:p text:style-name="P1">Config Complete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6.477cm" svg:height="3.429cm" svg:x="14.054cm" svg:y="8.62cm">
          <text:p text:style-name="P1">init complete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6.477cm" svg:height="4.445cm" svg:x="14.054cm" svg:y="13.573cm">
          <text:p text:style-name="P1">Start Chain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6.477cm" svg:height="4.445cm" svg:x="8.62cm" svg:y="19.923cm">
          <text:p text:style-name="P1">Chain Running 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6.477cm" svg:height="4.445cm" svg:x="1.643cm" svg:y="13.573cm">
          <text:p text:style-name="P1">Stop Chain 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6.45cm" svg:height="4.318cm" svg:x="1.635cm" svg:y="7.477cm">
          <text:p text:style-name="P1">De-init complet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085cm" svg:y1="2.995cm" svg:x2="10.271cm" svg:y2="3.032cm" draw:start-shape="id1" draw:start-glue-point="1" draw:end-shape="id2" draw:end-glue-point="3" svg:d="m8085 2995h1093v37h1093">
          <text:p/>
        </draw:connector>
        <draw:connector draw:style-name="gr7" draw:text-style-name="P1" draw:layer="layout" svg:x1="16.748cm" svg:y1="3.032cm" svg:x2="17.192cm" svg:y2="4.891cm" draw:start-shape="id2" draw:start-glue-point="1" draw:end-shape="id3" draw:end-glue-point="0" svg:d="m16748 3032h444v1859">
          <text:p/>
        </draw:connector>
        <draw:connector draw:style-name="gr7" draw:text-style-name="P1" xml:id="id10" draw:id="id10" draw:layer="layout" svg:x1="17.192cm" svg:y1="7.223cm" svg:x2="17.292cm" svg:y2="8.62cm" draw:start-shape="id3" draw:start-glue-point="2" draw:end-shape="id4" svg:d="m17192 7223v698h100v699">
          <text:p/>
        </draw:connector>
        <draw:connector draw:style-name="gr7" draw:text-style-name="P1" draw:layer="layout" svg:x1="17.292cm" svg:y1="12.049cm" svg:x2="17.292cm" svg:y2="13.573cm" draw:start-shape="id4" draw:start-glue-point="2" draw:end-shape="id5" draw:end-glue-point="0" svg:d="m17292 12049v1524">
          <text:p/>
        </draw:connector>
        <draw:connector draw:style-name="gr7" draw:text-style-name="P1" xml:id="id7" draw:id="id7" draw:layer="layout" svg:x1="17.292cm" svg:y1="18.018cm" svg:x2="15.097cm" svg:y2="22.145cm" draw:start-shape="id5" draw:start-glue-point="2" draw:end-shape="id6" draw:end-glue-point="1" svg:d="m17292 18018v4127h-2195">
          <text:p/>
        </draw:connector>
        <draw:connector draw:style-name="gr7" draw:text-style-name="P1" draw:layer="layout" svg:x1="11.858cm" svg:y1="24.368cm" svg:x2="17.292cm" svg:y2="22.145cm" draw:start-shape="id6" draw:start-glue-point="2" draw:end-shape="id7" draw:end-glue-point="0" svg:d="m11858 24368v500h5434v-2723">
          <text:p/>
        </draw:connector>
        <draw:connector draw:style-name="gr7" draw:text-style-name="P1" draw:layer="layout" svg:x1="8.62cm" svg:y1="22.145cm" svg:x2="4.881cm" svg:y2="18.018cm" draw:start-shape="id6" draw:start-glue-point="3" draw:end-shape="id8" svg:d="m8620 22145h-3739v-4127">
          <text:p/>
        </draw:connector>
        <draw:connector draw:style-name="gr7" draw:text-style-name="P1" draw:layer="layout" svg:x1="4.881cm" svg:y1="13.573cm" svg:x2="4.86cm" svg:y2="11.795cm" draw:start-shape="id8" draw:start-glue-point="0" draw:end-shape="id9" draw:end-glue-point="2" svg:d="m4881 13573v-889h-21v-889">
          <text:p/>
        </draw:connector>
        <draw:connector draw:style-name="gr7" draw:text-style-name="P1" draw:layer="layout" svg:x1="4.86cm" svg:y1="7.477cm" svg:x2="4.783cm" svg:y2="4.202cm" draw:start-shape="id9" draw:start-glue-point="0" draw:end-shape="id1" svg:d="m4860 7477v-1638h-77v-1637">
          <text:p/>
        </draw:connector>
        <draw:frame draw:style-name="gr8" draw:text-style-name="P2" draw:layer="layout" svg:width="8.731cm" svg:height="2.54cm" svg:x="10.144cm" svg:y="1.889cm">
          <draw:text-box>
            <text:p text:style-name="P2"><text:span text:style-name="T1">GetConfigRequirements called</text:span></text:p>
            <text:p text:style-name="P2"><text:span text:style-name="T1">List of required operations built</text:span></text:p>
            <text:p text:style-name="P2"><text:span text:style-name="T1">Configuration checked for type</text:span></text:p>
          </draw:text-box>
        </draw:frame>
        <draw:custom-shape draw:style-name="gr9" draw:text-style-name="P1" xml:id="id3" draw:id="id3" draw:layer="layout" svg:width="6.477cm" svg:height="2.332cm" svg:x="13.954cm" svg:y="4.891cm">
          <text:p text:style-name="P1">All Operations Built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5.837cm" svg:height="1.199cm" svg:x="14.318cm" svg:y="5.021cm">
          <draw:text-box>
            <text:p><text:span text:style-name="T1">All Operations constructed, </text:span></text:p>
            <text:p><text:span text:style-name="T1">Not interconnected.</text:span></text:p>
          </draw:text-box>
        </draw:frame>
        <draw:frame draw:style-name="gr11" draw:text-style-name="P2" draw:layer="layout" svg:width="6.717cm" svg:height="2.147cm" svg:x="13.827cm" svg:y="9.128cm">
          <draw:text-box>
            <text:p text:style-name="P2">init called on each operation.<text:line-break/>Operation Tree completed at end<text:line-break/>Config set for all operations</text:p>
            <text:p text:style-name="P2">Streams opened if possible</text:p>
          </draw:text-box>
        </draw:frame>
        <draw:connector draw:style-name="gr7" draw:text-style-name="P3" draw:layer="layout" svg:x1="8.085cm" svg:y1="9.636cm" svg:x2="17.242cm" svg:y2="7.921cm" draw:start-shape="id9" draw:start-glue-point="1" draw:end-shape="id10" draw:end-glue-point="0" svg:d="m8085 9636h4529v-1715h4628">
          <text:p/>
        </draw:connector>
        <draw:frame draw:style-name="gr11" draw:text-style-name="P2" draw:layer="layout" svg:width="6.234cm" svg:height="2.147cm" svg:x="14.081cm" svg:y="14.081cm">
          <draw:text-box>
            <text:p text:style-name="P2">Immediately on entry, start is</text:p>
            <text:p text:style-name="P2">propagated immediately. After </text:p>
            <text:p text:style-name="P2">start is propagated, this <text:s/>may</text:p>
            <text:p text:style-name="P2">emit data to other ops. <text:s/></text:p>
          </draw:text-box>
        </draw:frame>
        <draw:frame draw:style-name="gr11" draw:text-style-name="P2" draw:layer="layout" svg:width="6.225cm" svg:height="2.147cm" svg:x="9.001cm" svg:y="20.558cm">
          <draw:text-box>
            <text:p text:style-name="P2">This is the state where all ops</text:p>
            <text:p text:style-name="P2">Accepts envelopes of data,</text:p>
            <text:p text:style-name="P2">Does processing, and emits </text:p>
            <text:p text:style-name="P2">envelopes to other operations.</text:p>
          </draw:text-box>
        </draw:frame>
        <draw:frame draw:style-name="gr11" draw:text-style-name="P2" draw:layer="layout" svg:width="5.916cm" svg:height="2.621cm" svg:x="1.943cm" svg:y="14cm">
          <draw:text-box>
            <text:p text:style-name="P2">Pn exit of this, propagate</text:p>
            <text:p text:style-name="P2">Stop messages along graph.</text:p>
            <text:p text:style-name="P2">Stop chain <text:s/>calls propagate </text:p>
            <text:p text:style-name="P2">final packets, may send </text:p>
            <text:p text:style-name="P2">Envelopes.</text:p>
          </draw:text-box>
        </draw:frame>
        <draw:frame draw:style-name="gr11" draw:text-style-name="P2" draw:layer="layout" svg:width="6.606cm" svg:height="2.147cm" svg:x="1.508cm" svg:y="7.731cm">
          <draw:text-box>
            <text:p text:style-name="P2">Streams must be closed, all<text:line-break/>envelopes should be deleted by </text:p>
            <text:p text:style-name="P2">This point, the processing graph</text:p>
            <text:p text:style-name="P2">Is disconnected at this step.</text:p>
          </draw:text-box>
        </draw:frame>
      </draw:page>
      <draw:page draw:name="page2" draw:style-name="dp1" draw:master-page-name="Default">
        <draw:custom-shape draw:style-name="gr3" draw:text-style-name="P3" draw:layer="layout" svg:width="6.604cm" svg:height="10.541cm" svg:x="1.635cm" svg:y="3.032cm">
          <text:p text:style-name="P3">Operations Built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7.39cm" svg:height="0.962cm" svg:x="6.969cm" svg:y="1.562cm">
          <draw:text-box>
            <text:p text:style-name="P2"><text:span text:style-name="T2">Example Of ChainFlow</text:span></text:p>
          </draw:text-box>
        </draw:frame>
        <draw:custom-shape draw:style-name="gr12" draw:text-style-name="P3" draw:layer="layout" svg:width="3.771cm" svg:height="2.032cm" svg:x="3.338cm" svg:y="3.413cm">
          <text:p text:style-name="P3">StlLoadOperation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771cm" svg:height="2.032cm" svg:x="3.338cm" svg:y="5.826cm">
          <text:p text:style-name="P3">SliceOperation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771cm" svg:height="2.032cm" svg:x="3.338cm" svg:y="8.112cm">
          <text:p text:style-name="P3">FileWrit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604cm" svg:height="10.541cm" svg:x="10.271cm" svg:y="2.986cm">
          <text:p text:style-name="P3">Init Done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771cm" svg:height="2.032cm" svg:x="11.974cm" svg:y="3.667cm">
          <text:p text:style-name="P3">StlLoadOperation<text:line-break/><text:span text:style-name="T3">init(cfg,sliceOp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771cm" svg:height="2.032cm" svg:x="11.974cm" svg:y="6.08cm">
          <text:p text:style-name="P3">SliceOperation</text:p>
          <text:p text:style-name="P3"><text:span text:style-name="T3">init(cfg, fileWriteOp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771cm" svg:height="2.032cm" svg:x="11.974cm" svg:y="8.366cm">
          <text:p text:style-name="P3">FileWriter</text:p>
          <text:p text:style-name="P3"><text:span text:style-name="T3">ostream&amp; str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604cm" svg:height="8.382cm" svg:x="8.682cm" svg:y="16.367cm">
          <text:p text:style-name="P3">Running processing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826cm" svg:height="2.032cm" svg:x="9.698cm" svg:y="16.748cm">
          <text:p text:style-name="P3">StlLoadOperation<text:line-break/><text:span text:style-name="T3">accept(cfg,sliceOp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826cm" svg:height="2.032cm" svg:x="9.698cm" svg:y="19.161cm">
          <text:p text:style-name="P3">SliceOperation</text:p>
          <text:p text:style-name="P3"><text:span text:style-name="T3">accept(cfg, fileWriteOp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826cm" svg:height="2.032cm" svg:x="9.698cm" svg:y="21.447cm">
          <text:p text:style-name="P3">FileWriter</text:p>
          <text:p text:style-name="P3"><text:span text:style-name="T3">accept(cfg)</text:span></text:p>
          <text:p text:style-name="P3"><text:span text:style-name="T3">ostream.write(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604cm" svg:height="8.382cm" svg:x="1.381cm" svg:y="16.367cm">
          <text:p text:style-name="P3">Starting graph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826cm" svg:height="2.032cm" svg:x="2.397cm" svg:y="16.748cm">
          <text:p text:style-name="P3">StlLoadOperation<text:line-break/>start<text:span text:style-name="T3">(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826cm" svg:height="2.032cm" svg:x="2.397cm" svg:y="19.161cm">
          <text:p text:style-name="P3">SliceOperation</text:p>
          <text:p text:style-name="P3"><text:span text:style-name="T3">start(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826cm" svg:height="2.032cm" svg:x="2.397cm" svg:y="21.447cm">
          <text:p text:style-name="P3">FileWriter</text:p>
          <text:p text:style-name="P3"><text:span text:style-name="T3">start(cfg)</text:span></text:p>
          <text:p text:style-name="P3"><text:span text:style-name="T3">ostream.write(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61cm" svg:height="8.382cm" svg:x="15.878cm" svg:y="16.367cm">
          <text:p text:style-name="P3">Ending graph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683cm" svg:height="2.032cm" svg:x="16.332cm" svg:y="16.748cm">
          <text:p text:style-name="P3">StlLoadOperation<text:line-break/>stop<text:span text:style-name="T3">(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683cm" svg:height="2.032cm" svg:x="16.332cm" svg:y="19.161cm">
          <text:p text:style-name="P3">SliceOperation</text:p>
          <text:p text:style-name="P3"><text:span text:style-name="T3">stop(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556cm" svg:height="2.032cm" svg:x="16.332cm" svg:y="21.447cm">
          <text:p text:style-name="P3">FileWriter</text:p>
          <text:p text:style-name="P3"><text:span text:style-name="T3">stop()</text:span></text:p>
          <text:p text:style-name="P3"><text:span text:style-name="T3"/></text:p>
          <text:p text:style-name="P3"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r McKon</meta:initial-creator>
    <meta:creation-date>2011-11-14T14:30:10</meta:creation-date>
    <dc:date>2011-11-14T17:11:33</dc:date>
    <dc:creator>Far McKon</dc:creator>
    <meta:editing-duration>PT17M46S</meta:editing-duration>
    <meta:editing-cycles>3</meta:editing-cycles>
    <meta:generator>LibreOffice/3.4$Unix LibreOffice_project/340m1$Build-302</meta:generator>
    <meta:document-statistic meta:object-count="47"/>
  </office:meta>
</office:document-meta>
</file>